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🎯 SLIDE DECK: Optimizing Capital Structure at BAT</text:p>
      <text:p text:style-name="Standard">📄 Slide 1: Cover Page</text:p>
      <text:p text:style-name="Standard">Deepa Ponnusamy📞 +1 (747) 234-1109📧 deepa.ponnusamy@calbrightcollege.org🎓 Calbright College — Python for Data Science🎓 Expected Graduation: 2025🌐 GitHub: https://github.com/python-sql09📍 Burbank, CA 91502</text:p>
      <text:p text:style-name="Standard">📊 Slide 2: Executive Summary</text:p>
      <text:p text:style-name="Standard">Title:🔹 Optimizing Capital Structure to Strengthen Financial Flexibility</text:p>
      <text:p text:style-name="Standard">Insight:BAT has high levels of debt (£36.95B in 2024) and incurred significant finance costs (£1.6B adjusted). While it maintains strong cash flow, this capital structure limits agility and increases exposure to macroeconomic volatility.</text:p>
      <text:p text:style-name="Standard">Recommendation:Suspend or reduce share buyback program (£1.6B planned) and redirect funds toward debt reduction to:</text:p>
      <text:p text:style-name="Standard">Lower interest burden and enhance profitability</text:p>
      <text:p text:style-name="Standard">Improve credit ratings and investor confidence</text:p>
      <text:p text:style-name="Standard">Provide room for strategic investments (e.g., Smokeless Products, R&amp;D)</text:p>
      <text:p text:style-name="Standard">Expected Impact:</text:p>
      <text:p text:style-name="Standard">Potential savings of ~£1.6B</text:p>
      <text:p text:style-name="Standard">Improved leverage ratio (already improved to 2.4x in 2024)</text:p>
      <text:p text:style-name="Standard">More resilient long-term capital structure and higher retained earnings</text:p>
      <text:p text:style-name="Standard">📈 Slide 3: Debt Trend (2022–2024)</text:p>
      <text:p text:style-name="Standard">YearTotal BorrowingsYoY Change2022£43.1B—2023£39.7B-7.9%2024£36.95B-7.0%Leverage Ratio improved from 2.9x → 2.4x</text:p>
      <text:p text:style-name="Standard">Significant progress, but £1.6B still spent on buybacks in 2024</text:p>
      <text:p text:style-name="Standard">Finance cost in 2024: £1.6B adjusted — ~6% of total revenue</text:p>
      <text:p text:style-name="Standard">📌 Source: BAT 2024 Annual Report, Financial Summary p.48, 55</text:p>
      <text:p text:style-name="Standard">📊 Slide 4: Peer Comparison — Capital Structure</text:p>
      <text:p text:style-name="Standard">CompanyDebt/EBITDAInterest Expense (B)Share Buyback?BAT2.4x£1.6B (adj)Yes (£1.6B)Altria~2.1x$1.0BYes (reduced)Philip Morris~2.0x$0.9BLimitedCompetitors maintaining lower leverage</text:p>
      <text:p text:style-name="Standard">BAT's higher buybacks during high-rate environment = riskier capital decision</text:p>
      <text:p text:style-name="Standard">📌 Source: Annual reports (2023–2024), investor presentations</text:p>
      <text:p text:style-name="Standard">💸 Slide 5: Alternative Scenario – Dividend + Debt Strategy</text:p>
      <text:p text:style-name="Standard">Current Strategy:</text:p>
      <text:p text:style-name="Standard">Dividend payout: £5.9B (240.24p/share)</text:p>
      <text:p text:style-name="Standard">Share buyback: £1.6B (2024–25)</text:p>
      <text:p text:style-name="Standard">Total shareholder returns: ~£7.5B</text:p>
      <text:p text:style-name="Standard">Alternative:</text:p>
      <text:p text:style-name="Standard">Maintain dividend</text:p>
      <text:p text:style-name="Standard">Suspend buyback</text:p>
      <text:p text:style-name="Standard">Use £1.6B for early debt repayment → save interest and reduce risk</text:p>
      <text:p text:style-name="Standard">✅ Even a 1% reduction in financing cost (~£370M/year) compounds to long-term savings</text:p>
      <text:p text:style-name="Standard">🟢 More flexibility to invest in:</text:p>
      <text:p text:style-name="Standard">Smokeless innovation (17.5% of revenue)</text:p>
      <text:p text:style-name="Standard">Expansion into Asia-Pacific/Oral category</text:p>
      <text:p text:style-name="Standard"/>
      <text:p text:style-name="Standard">📚 Slide 6: Sources</text:p>
      <text:p text:style-name="Standard">British American Tobacco 2024 Annual Report (Form 20-F)</text:p>
      <text:p text:style-name="Standard">Financial Summary: pp. 48–55</text:p>
      <text:p text:style-name="Standard">CFO Overview: p. 20–22</text:p>
      <text:p text:style-name="Standard">Debt &amp; Cash Flow: p. 55</text:p>
      <text:p text:style-name="Standard">Sustainability &amp; Strategy: p. 12–17</text:p>
      <text:p text:style-name="Standard">Altria Group 2023 Annual Report</text:p>
      <text:p text:style-name="Standard"><text:soft-page-break/>Philip Morris 2023 Financial Results</text:p>
      <text:p text:style-name="Standard">Yahoo Finance / Morningstar Peer Debt Ratios</text:p>
      <text:p text:style-name="Standard">FT.com – Market Commentary on Debt Trend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2T15:21:32.916863747</meta:creation-date>
    <dc:date>2025-07-12T19:14:36.634282261</dc:date>
    <meta:editing-duration>PT3H42M47S</meta:editing-duration>
    <meta:editing-cycles>1</meta:editing-cycles>
    <meta:document-statistic meta:table-count="0" meta:image-count="0" meta:object-count="0" meta:page-count="2" meta:paragraph-count="46" meta:word-count="348" meta:character-count="2564" meta:non-whitespace-character-count="2264"/>
    <meta:generator>LibreOffice/24.2.7.2$Linux_X86_64 LibreOffice_project/420$Build-2</meta:generator>
  </office:meta>
</office:document-meta>
</file>